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, Verdana, Geneva, 'Bitstream Vera Sans', Helvetica, sans-serif"/>
    <style:font-face style:name="Monaco" svg:font-family="Monaco, 'Courier New', 'DejaVu Sans Mono', 'Bitstream Vera Sans Mono', monospace"/>
    <style:font-face style:name="Courier 10 Pitch" svg:font-family="'Courier 10 Pitch'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line-height-at-least="0.1874in" fo:orphans="2" fo:widows="2" fo:text-indent="0in" style:auto-text-indent="false" fo:padding="0in" fo:border="none"/>
      <style:text-properties fo:font-variant="normal" fo:text-transform="none" fo:color="#000000" fo:letter-spacing="normal"/>
    </style:style>
    <style:style style:name="P2" style:family="paragraph" style:parent-style-name="Preformatted_20_Text">
      <style:paragraph-properties fo:margin-top="0in" fo:margin-bottom="0in" style:line-height-at-least="0.1874in" fo:orphans="2" fo:widows="2" fo:padding="0in" fo:border="none"/>
      <style:text-properties fo:font-variant="normal" fo:text-transform="none" fo:color="#000000" fo:letter-spacing="normal"/>
    </style:style>
    <style:style style:name="P3" style:family="paragraph" style:parent-style-name="Text_20_body">
      <style:text-properties style:font-name="Courier 10 Pitch"/>
    </style:style>
    <style:style style:name="P4" style:family="paragraph" style:parent-style-name="Text_20_body">
      <style:paragraph-properties fo:line-height="150%" fo:orphans="2" fo:widows="2"/>
    </style:style>
    <style:style style:name="P5" style:family="paragraph" style:parent-style-name="Standard">
      <style:paragraph-properties style:line-height-at-least="0.1772in" fo:orphans="2" fo:widows="2"/>
    </style:style>
    <style:style style:name="P6" style:family="paragraph" style:parent-style-name="Text_20_body" style:list-style-name="L1"/>
    <style:style style:name="T1" style:family="text">
      <style:text-properties style:text-position="super 58%"/>
    </style:style>
    <style:style style:name="T2" style:family="text">
      <style:text-properties style:font-name="Courier 10 Pitch"/>
    </style:style>
    <style:style style:name="T3" style:family="text">
      <style:text-properties style:font-name="Monaco" fo:font-size="9.75pt" fo:font-style="normal" fo:font-weight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line-through-style="solid" style:font-size-asian="10.5pt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ython class January 11<text:span text:style-name="T1">th</text:span> 2011</text:h>
      <text:p text:style-name="Text_20_body">Look up twilio cloud communications. <text:s/>They a cloud based communications service which connects to your website for instructions on how to handle calls.</text:p>
      <text:p text:style-name="Text_20_body">Look for useful web based APIs</text:p>
      <text:p text:style-name="Text_20_body">Use sockets to write a server which takes two numbers adds them together and returns the result. <text:s/>Write a client for the above server. <text:s/>Turn in here <text:a xlink:type="simple" xlink:href="http://bit.ly/uwipip_week1">http://bit.ly/uwipip_week1</text:a>. <text:s/>Send the URL of something on github.com. <text:s/>Look at <text:a xlink:type="simple" xlink:href="http://learn.github.com/">http://learn.github.com</text:a>. <text:s/>Put code checked in on one machine and check it out on another machine. <text:s/><text:a xlink:type="simple" xlink:href="https://github.com/jeffsilverm/Assignment-1">https://github.com/jeffsilverm/Assignment-1</text:a> </text:p>
      <text:p text:style-name="Text_20_body">git commit FILENAME</text:p>
      <text:p text:style-name="Text_20_body"/>
      <text:h text:style-name="Heading_20_1" text:outline-level="1">Python class January 18<text:span text:style-name="T1">th</text:span> 2011</text:h>
      <text:p text:style-name="Text_20_body"><text:a xlink:type="simple" xlink:href="http://briandorsey.info/uwpython">Http://briandorsey.info/uwpython</text:a> </text:p>
      <text:p text:style-name="Text_20_body"><text:a xlink:type="simple" xlink:href="http://www.sagemath.org/">http://www.sagemath.org</text:a></text:p>
      <text:p text:style-name="Text_20_body">reCAPTCHA</text:p>
      <text:p text:style-name="Text_20_body">Google Charts <text:s/><text:a xlink:type="simple" xlink:href="https://chart.googleapis.com/">https://chart.googleapis.com</text:a> <text:s/>pygooglechart a python wrapper for the google chart API.</text:p>
      <text:p text:style-name="Text_20_body">import itertools</text:p>
      <text:p text:style-name="Text_20_body">My talk is week6</text:p>
      <text:p text:style-name="Text_20_body"><text:a xlink:type="simple" xlink:href="http://ProgrammableWeb.com/">http://ProgrammableWeb.com</text:a></text:p>
      <text:p text:style-name="Text_20_body">PORT create</text:p>
      <text:p text:style-name="Text_20_body">GET read</text:p>
      <text:p text:style-name="Text_20_body">PUT update</text:p>
      <text:p text:style-name="Text_20_body">DELETE Delete</text:p>
      <text:p text:style-name="Text_20_body">GET, PUT, DELETE are idempotent – many calls, makes no difference. <text:s/>The state remains the same</text:p>
      <text:p text:style-name="Text_20_body">POST changes after each request</text:p>
      <text:p text:style-name="Text_20_body"><text:a xlink:type="simple" xlink:href="http://getfirebug.com/">http://getfirebug.com</text:a> for firefox, an HTTP debugger.</text:p>
      <text:p text:style-name="Text_20_body">git://github.vom/briandorsey/uwpython_web.git</text:p>
      <text:p text:style-name="Text_20_body"><text:span text:style-name="T2">python -m SimpleHTTPServer 8000</text:span> <text:s/>runs a simple web server</text:p>
      <text:p text:style-name="Text_20_body">Office hours 2-5 PM 2124 5<text:span text:style-name="T1">th</text:span> AVE Seattle</text:p>
      <text:p text:style-name="Text_20_body"/>
      <text:h text:style-name="Heading_20_1" text:outline-level="1">Python Class January 25<text:span text:style-name="T1">th</text:span> 2011</text:h>
      <text:p text:style-name="Text_20_body"><text:a xlink:type="simple" xlink:href="http://www.delicious.com/briandorsey/uwpython2010+week03">Http://www.delicious.com/briandorsey/uwpython2010+week03</text:a></text:p>
      <text:p text:style-name="Text_20_body"><text:a xlink:type="simple" xlink:href="http://briandorsey.info/uwpython/Internet_Programming_in_Python.html#schedule">http://briandorsey.info/uwpython/Internet_Programming_in_Python.html#schedule</text:a> </text:p>
      <text:p text:style-name="Text_20_body"/>
      <text:h text:style-name="Heading_20_2" text:outline-level="2"><text:soft-page-break/>web scraping</text:h>
      <text:p text:style-name="Text_20_body">Software browsing the web instead of humans.</text:p>
      <text:p text:style-name="Text_20_body">HTMLParser</text:p>
      <text:p text:style-name="Text_20_body">lxml</text:p>
      <text:p text:style-name="Text_20_body">BeautifulSoup </text:p>
      <text:p text:style-name="Text_20_body">lab_a_example_google_spell.py </text:p>
      <text:p text:style-name="Text_20_body"><text:a xlink:type="simple" xlink:href="http://www.crummy.com/software/BeautifulSoup/documentation.html">http://www.crummy.com/software/BeautifulSoup/documentation.html</text:a></text:p>
      <text:p text:style-name="Text_20_body">Use Beautiful Soup to figure out when class is by parsing <text:a xlink:type="simple" xlink:href="http://briandorsey.info/uwpython/Internet_Programming_in_Python.html#schedule">http://briandorsey.info/uwpython/Internet_Programming_in_Python.html#schedule</text:a></text:p>
      <text:p text:style-name="Text_20_body">Programmableweb.com open APIs: the state of the Market</text:p>
      <text:p text:style-name="Text_20_body">What makes an Open API successful</text:p>
      <text:list xml:id="list552618076" text:style-name="L1">
        <text:list-item>
          <text:p text:style-name="P6">The underlying service</text:p>
        </text:list-item>
        <text:list-item>
          <text:p text:style-name="P6">A plan and a business model</text:p>
        </text:list-item>
        <text:list-item>
          <text:p text:style-name="P6">simple open easily adopted</text:p>
        </text:list-item>
        <text:list-item>
          <text:p text:style-name="P6">Providing choices</text:p>
        </text:list-item>
        <text:list-item>
          <text:p text:style-name="P6">Programmer support</text:p>
        </text:list-item>
      </text:list>
      <text:p text:style-name="Text_20_body">REST vs SOAP: simplicity (REST) wins</text:p>
      <text:p text:style-name="Text_20_body">JSON is rising.</text:p>
      <text:p text:style-name="Text_20_body">Oauth support</text:p>
      <text:p text:style-name="Text_20_body">http://www.programmableweb.com</text:p>
      <text:p text:style-name="Text_20_body"><text:a xlink:type="simple" xlink:href="mailto:john@programmableweb.com">john@programmableweb.com</text:a></text:p>
      <text:h text:style-name="Heading_20_2" text:outline-level="2">Python twisted</text:h>
      <text:h text:style-name="Heading_20_2" text:outline-level="2">One bus away</text:h>
      <text:h text:style-name="Heading_20_2" text:outline-level="2">Google Data Python Client</text:h>
      <text:h text:style-name="Heading_20_2" text:outline-level="2">Structured data formats</text:h>
      <text:p text:style-name="Text_20_body">XML</text:p>
      <text:p text:style-name="Text_20_body">JSON <text:s/>Javascript Object Notation</text:p>
      <text:p text:style-name="Text_20_body">XML-RPC <text:s/>Very easy. <text:s/>lab_b_example+_xmlrpc_echo_client.py. <text:s/>/home/jeffs/PythonClass/uwpython_web/week03/ </text:p>
      <text:p text:style-name="Text_20_body">REST</text:p>
      <text:p text:style-name="Text_20_body"><text:a xlink:type="simple" xlink:href="http://json-time.appspot.com/time.json">http://json-time.appspot.com/time.json</text:a></text:p>
      <text:p text:style-name="Text_20_body"/>
      <text:p text:style-name="Text_20_body"><text:soft-page-break/></text:p>
      <text:h text:style-name="Heading_20_1" text:outline-level="1">Python Class February 1<text:span text:style-name="T1">st</text:span> </text:h>
      <text:p text:style-name="Text_20_body">Rackspace has rental hardware.</text:p>
      <text:p text:style-name="Text_20_body">Not sure what you need? <text:s/>Start with WebFaction.</text:p>
      <text:p text:style-name="Text_20_body"><text:a xlink:type="simple" xlink:href="http://blog.restbackup.com/how-to-use-amazon-ec2-as-your-desktop">Http://blog.restbackup.com/how-to-use-amazon-ec2-as-your-desktop</text:a></text:p>
      <text:p text:style-name="Text_20_body">.ssh/config</text:p>
      <text:p text:style-name="Text_20_body">build-essentials</text:p>
      <text:p text:style-name="Text_20_body">PySNMP</text:p>
      <text:p text:style-name="Text_20_body">install links as a replacement for lynx</text:p>
      <text:p text:style-name="Text_20_body">screen</text:p>
      <text:p text:style-name="Text_20_body">screen -d -r to recover a screen session. <text:s/>Hit Control-A to control screen. <text:s/>-d forces a disconnect then reconnection. <text:s/>screen then hit control-A d to disconnect while leaving the program running.</text:p>
      <text:h text:style-name="Heading_20_2" text:outline-level="2">Git workflow</text:h>
      <text:p text:style-name="Text_20_body">git add some_file</text:p>
      <text:p text:style-name="Text_20_body">git commit -m “description of change”</text:p>
      <text:p text:style-name="Text_20_body">git push</text:p>
      <text:p text:style-name="Text_20_body">git pull</text:p>
      <text:p text:style-name="Text_20_body">http://</text:p>
      <text:p text:style-name="Text_20_body"/>
      <text:p text:style-name="Text_20_body"><text:a xlink:type="simple" xlink:href="https://help.ubuntu.com/10.04/serverguide/C/index.html">https://help.ubuntu.com/10.04/serverguide/C/index.html</text:a></text:p>
      <text:p text:style-name="Text_20_body">supervisord</text:p>
      <text:p text:style-name="Text_20_body">a2enmod <text:s/></text:p>
      <text:p text:style-name="Text_20_body">a2dismod</text:p>
      <text:p text:style-name="Text_20_body">cgi_test.py</text:p>
      <text:p text:style-name="Text_20_body">wsgi_test.py</text:p>
      <text:p text:style-name="Text_20_body">apt-get install libapache2-mod-wsgi</text:p>
      <text:p text:style-name="Text_20_body"><text:a xlink:type="simple" xlink:href="http://code.google.com/p/modwsgi/wiki/QuickConfigurationGuide">http://code.google.com/p/modwsgi/wiki/QuickConfigurationGuide</text:a></text:p>
      <text:p text:style-name="Text_20_body">python -m CGIHTTPServer</text:p>
      <text:p text:style-name="Text_20_body"><text:a xlink:type="simple" xlink:href="http://class.commercialventvac.com/cgi-bin/assignment-4.py">http://class.commercialventvac.com/cgi-bin/assignment-4.py</text:a></text:p>
      <text:p text:style-name="Text_20_body">Put the CGI script in /usr/lib/cgi-bin </text:p>
      <text:p text:style-name="P1"><text:s text:c="2"/><text:span text:style-name="T3">mkdir Assignment-4</text:span></text:p>
      <text:p text:style-name="P2"><text:s text:c="2"/><text:span text:style-name="T3">cd Assignment-4</text:span></text:p>
      <text:p text:style-name="P2"><text:s text:c="2"/><text:span text:style-name="T3">git init</text:span></text:p>
      <text:p text:style-name="P2"><text:s text:c="2"/><text:span text:style-name="T3">touch README</text:span></text:p>
      <text:p text:style-name="P2"><text:soft-page-break/><text:s text:c="2"/><text:span text:style-name="T3">git add README</text:span></text:p>
      <text:p text:style-name="P2"><text:s text:c="2"/><text:span text:style-name="T3">git commit -m 'first commit'</text:span></text:p>
      <text:p text:style-name="P2"><text:s text:c="2"/><text:span text:style-name="T3">git remote add origin git@github.com:jeffsilverm/Assignment-4.git</text:span></text:p>
      <text:p text:style-name="P2"><text:s text:c="2"/><text:span text:style-name="T3">git push origin master</text:span></text:p>
      <text:p text:style-name="P2"><text:s text:c="6"/></text:p>
      <text:p text:style-name="Text_20_body"/>
      <text:h text:style-name="Heading_20_1" text:outline-level="1">Python class February 8<text:span text:style-name="T1">th</text:span> 2011</text:h>
      <text:p text:style-name="Text_20_body">Google app engines</text:p>
      <text:p text:style-name="Text_20_body">Look up json plugins for firefox. <text:s text:c="2"/><text:a xlink:type="simple" xlink:href="http://simonwillison.net/2009/feb/6/json">http://simonwillison.net/2009/feb/6/json</text:a></text:p>
      <text:p text:style-name="Text_20_body">import cgitb</text:p>
      <text:p text:style-name="Text_20_body">cgitb.enable() <text:s text:c="2"/>(Figure out how to redirect to a log fie)</text:p>
      <text:p text:style-name="Text_20_body">webfaction. <text:s/><text:a xlink:type="simple" xlink:href="http://Www.theblournal.com/">Www.theblournal.com</text:a> </text:p>
      <text:p text:style-name="Text_20_body">Get the lab_a_cgi.py script to work on class.commercialventvac.com</text:p>
      <text:p text:style-name="Text_20_body"><text:a xlink:type="simple" xlink:href="http://wiki.python.org/moin/Templating">http://wiki.python.org/moin/Templating</text:a></text:p>
      <text:p text:style-name="Text_20_body">jinja.pocoo.org</text:p>
      <text:p text:style-name="Text_20_body"><text:a xlink:type="simple" xlink:href="http://genshi.edgewall.org/">http://genshi.edgewall.org</text:a></text:p>
      <text:p text:style-name="Text_20_body">Recommendations: if you are using Django apps, then use Django templates</text:p>
      <text:p text:style-name="Text_20_body">WSGI</text:p>
      <text:p text:style-name="Text_20_body"><text:a xlink:type="simple" xlink:href="http://wsgi.org/wsgi">http://wsgi.org/wsgi</text:a></text:p>
      <text:p text:style-name="Text_20_body"><text:a xlink:type="simple" xlink:href="http://class.commercialventvac.com/wsgi_test">http://class.commercialventvac.com/wsgi_test</text:a></text:p>
      <text:p text:style-name="Text_20_body">/etc/apache2/sites-available/default is where the WSGI configuration line is kept:</text:p>
      <text:p text:style-name="Preformatted_20_Text">jeffsilv@block115398-mzu:~/uwpython_web/uwpython_web/week05$ fgrep WSGI /etc/apache2/sites-available/default </text:p>
      <text:p text:style-name="Preformatted_20_Text"><text:s text:c="4"/>WSGIScriptAlias /wsgi_test /usr/local/wsgi-scripts/wsgi_test.py </text:p>
      <text:p text:style-name="Preformatted_20_Text">jeffsilv@block115398-mzu:~/uwpython_web/uwpython_web/week05$ </text:p>
      <text:p text:style-name="Text_20_body"><text:a xlink:type="simple" xlink:href="http://class.commercialventvac.com/lab_b_wsgi_template">http://class.commercialventvac.com/lab_b_wsgi_template</text:a></text:p>
      <text:h text:style-name="Heading_20_1" text:outline-level="1">Python class February 15<text:span text:style-name="T1">th</text:span> 2011</text:h>
      <text:p text:style-name="Text_20_body">Leo Dirac.</text:p>
      <text:p text:style-name="Text_20_body">Polling websites is expensive. <text:s/>There is an alternative: AJAX. <text:s/>Server push. <text:s/>COMET. <text:s/>Long polling or a hanging GET. <text:s/>Don't write your own COMET stack.</text:p>
      <text:p text:style-name="Text_20_body">Websockets. <text:s/>HTML 5 solution. <text:s/>Do we support web sockets? <text:s/>Often confused with node.js. <text:s/>Javascript server for websockets. <text:s/>Hookbox server.</text:p>
      <text:p text:style-name="Text_20_body"><text:a xlink:type="simple" xlink:href="http://cube.leodirac.com/super_sekret_cube">Http://cube.leodirac.com/super_sekret_cube</text:a></text:p>
      <text:p text:style-name="Text_20_body"><text:a xlink:type="simple" xlink:href="https://github.com/leopd/hookbox-demo">https://github.com/leopd/hookbox-demo</text:a></text:p>
      <text:p text:style-name="Text_20_body"><text:a xlink:type="simple" xlink:href="http://code.google.com/p/grooviks-cube/">http://code.google.com/p/grooviks-cube/</text:a></text:p>
      <text:p text:style-name="Text_20_body">Google elevation app</text:p>
      <text:p text:style-name="Text_20_body"><text:soft-page-break/>USGS elevation API</text:p>
      <text:p text:style-name="Text_20_body">Autodesk Maya</text:p>
      <text:p text:style-name="Text_20_body"><text:a xlink:type="simple" xlink:href="http://www.python.org/doc/humor">http://www.python.org/doc/humor</text:a></text:p>
      <text:p text:style-name="Text_20_body">cherrypy.request</text:p>
      <text:p text:style-name="Text_20_body">cherrypy.request.headers</text:p>
      <text:p text:style-name="Text_20_body">cherrypy.response</text:p>
      <text:p text:style-name="Text_20_body">cherrypy.response.headers</text:p>
      <text:p text:style-name="Text_20_body">cherrypy.config</text:p>
      <text:p text:style-name="Text_20_body"><text:a xlink:type="simple" xlink:href="http://www.cherrypy.org/wiki/ReqeuestObject">http://www.cherrypy.org/wiki/ReqeuestObject</text:a></text:p>
      <text:p text:style-name="Text_20_body">cherrypy.request.params a dictionary</text:p>
      <text:p text:style-name="Text_20_body">cherrypy.request.headers – also a dictionary</text:p>
      <text:p text:style-name="Text_20_body">cherrypy.response.status</text:p>
      <text:p text:style-name="Text_20_body"><text:a xlink:type="simple" xlink:href="http://www.cherrypy.org/wiki/ResponseObject">http://www.cherrypy.org/wiki/ResponseObject</text:a></text:p>
      <text:p text:style-name="Text_20_body">raise cherrypy.HTTPError(403) or raise cherrypy.HTTPError(“403 forbidden”)</text:p>
      <text:p text:style-name="Text_20_body"><text:a xlink:type="simple" xlink:href="http://www.cherrypy.org/wiki/ErrorsAndExceptions">http://www.cherrypy.org/wiki/ErrorsAndExceptions</text:a></text:p>
      <text:p text:style-name="Text_20_body"><text:a xlink:type="simple" xlink:href="http://www.cherrypy.org/dev/concepts/config.html">http://www.cherrypy.org/dev/concepts/config.html</text:a></text:p>
      <text:p text:style-name="Text_20_body">HTTPS in cherrypy?</text:p>
      <text:p text:style-name="Text_20_body"><text:a xlink:type="simple" xlink:href="http://www.cherrypy.org/wiki/ZenOfCherryPy">Http://www.cherrypy.org/wiki/ZenOfCherryPy</text:a></text:p>
      <text:p text:style-name="Text_20_body">Assignment do the Django tutorial (part 1, 2, 3). <text:s/>Work through it locally, then push to VM. <text:s/>Stretch goal: add and document a RESET JSON API for poll results. <text:s/>Turn in at <text:a xlink:type="simple" xlink:href="http://is.gd/uwipip_week6">http://is.gd/uwipip_week6</text:a></text:p>
      <text:p text:style-name="Text_20_body"/>
      <text:h text:style-name="Heading_20_1" text:outline-level="1">February 22<text:span text:style-name="T1">nd</text:span> 2011</text:h>
      <text:p text:style-name="Text_20_body">The best way to get JSON output from a django app? <text:s/>Don't use an HTML template.</text:p>
      <text:p text:style-name="Text_20_body">Serializers.serialize('json', Poll.objects.all(), indent=4)</text:p>
      <text:p text:style-name="Text_20_body"><text:a xlink:type="simple" xlink:href="http://briandorsey.info/uwpython/week07/week07_slides.pdf">http://briandorsey.info/uwpython/week07/week07_slides.pdf</text:a></text:p>
      <text:h text:style-name="Heading_20_2" text:outline-level="2">Zope</text:h>
      <text:p text:style-name="Text_20_body">Zodb zope database</text:p>
      <text:h text:style-name="Heading_20_2" text:outline-level="2">Grok and Plone</text:h>
      <text:p text:style-name="Text_20_body">Grok is a web application framework for python developers.</text:p>
      <text:p text:style-name="Text_20_body">Plone is enterprise quality. <text:s/>Does internationalization. <text:s/>Work flow tools.</text:p>
      <text:h text:style-name="Heading_20_2" text:outline-level="2"><text:soft-page-break/>Web2py</text:h>
      <text:p text:style-name="Text_20_body">Try it during the third semester.</text:p>
      <text:h text:style-name="Heading_20_2" text:outline-level="2">Pyramid</text:h>
      <text:p text:style-name="Text_20_body">Which is pylons and repose.bfg <text:s/>which has spawned turbogears</text:p>
      <text:h text:style-name="Heading_20_2" text:outline-level="2">django</text:h>
      <text:p text:style-name="Text_20_body">The web framework Goldilocks would choose.</text:p>
      <text:p text:style-name="Text_20_body"><text:a xlink:type="simple" xlink:href="http://docs.djangoproject.com/en/1.2/intro/whatsnext">Http://docs.djangoproject.com/en/1.2/intro/whatsnext</text:a></text:p>
      <text:p text:style-name="Text_20_body"><text:a xlink:type="simple" xlink:href="http://www.quora.com/">http://www.quora.com</text:a></text:p>
      <text:p text:style-name="Text_20_body">TDD write the tests first <text:s/>Test Driven Development</text:p>
      <text:p text:style-name="Text_20_body">google string calculator kata in python</text:p>
      <text:p text:style-name="Text_20_body">vim make green</text:p>
      <text:p text:style-name="Text_20_body">Rpy <text:s/>R is a statistical computing language</text:p>
      <text:p text:style-name="Text_20_body">http://<text:a xlink:type="simple" xlink:href="http://www.djangoslingshot.com/">www.djangoslingshot.com</text:a></text:p>
      <text:p text:style-name="Text_20_body">django pony</text:p>
      <text:p text:style-name="Text_20_body"><text:a xlink:type="simple" xlink:href="http://docs.djangoproject.com/en/1.2">http://docs.djangoproject.com/en/1.2</text:a></text:p>
      <text:p text:style-name="Text_20_body"><text:a xlink:type="simple" xlink:href="http://docs.djangoproject.com/en/1.2/search/">http://docs.djangoproject.com/en/1.2/search/</text:a></text:p>
      <text:p text:style-name="Text_20_body">DRY portland pattern repository</text:p>
      <text:p text:style-name="Text_20_body">turn in here: <text:a xlink:type="simple" xlink:href="http://is.gd/uwipip_week7">http://is.gd/uwipip_week7</text:a> </text:p>
      <text:p text:style-name="Text_20_body">build a small website for something you (or your friends/family) collect or love </text:p>
      <text:p text:style-name="Text_20_body">• admin UI is enough for editing </text:p>
      <text:p text:style-name="Text_20_body">• list of all items </text:p>
      <text:p text:style-name="Text_20_body">• item detail pages </text:p>
      <text:p text:style-name="Text_20_body">• pivot on at least one item detail </text:p>
      <text:p text:style-name="Text_20_body">(ex: for books, click author, get list of books by that author) </text:p>
      <text:p text:style-name="Text_20_body">• stretch: conﬁgure the admin UI to make it really clean </text:p>
      <text:p text:style-name="Text_20_body">• stretch: searching </text:p>
      <text:p text:style-name="Text_20_body">• stretch: items are owned, and can be loaned to other people. </text:p>
      <text:p text:style-name="Text_20_body">• stretch: make it look decent - use design templates if needed</text:p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March 1<text:span text:style-name="T1">st</text:span> 2011</text:h>
      <text:p text:style-name="Text_20_body"><text:a xlink:type="simple" xlink:href="http://www.sauria.com/blog">Http://www.sauria.com/blog</text:a></text:p>
      <text:p text:style-name="Text_20_body"><text:a xlink:type="simple" xlink:href="http://www.slideshare.net/twleung">http://www.slideshare.net/twleung</text:a></text:p>
      <text:h text:style-name="Heading_20_2" text:outline-level="2">Github's API.</text:h>
      <text:p text:style-name="Text_20_body">easy_install github2</text:p>
      <text:p text:style-name="Text_20_body">find users <text:s/><text:a xlink:type="simple" xlink:href="http://github.com/api/v2/json/user/search/dareff">http://github.com/api/v2/json/user/search/dareff</text:a></text:p>
      <text:p text:style-name="Text_20_body">show users <text:a xlink:type="simple" xlink:href="http://github.com/api/v2/json/user/show/dareff">http://github.com/api/v2/json/user/show/dareff</text:a></text:p>
      <text:p text:style-name="Text_20_body">uwpython_web</text:p>
      <text:h text:style-name="Heading_20_2" text:outline-level="2">Selenium</text:h>
      <text:p text:style-name="Text_20_body"><text:a xlink:type="simple" xlink:href="http://Seleniumhq.org/">Http://Seleniumhq.org</text:a> a website tester using a variety of browsers</text:p>
      <text:h text:style-name="Heading_20_2" text:outline-level="2">Freebase</text:h>
      <text:p text:style-name="Text_20_body"><text:a xlink:type="simple" xlink:href="http://www.freebase.com/">http://www.freebase.com</text:a> a meta database</text:p>
      <text:p text:style-name="Text_20_body">They have a query builder</text:p>
      <text:h text:style-name="Heading_20_2" text:outline-level="2">Thoughts from the assignments</text:h>
      <text:h text:style-name="Heading_20_2" text:outline-level="2">Django 1.3</text:h>
      <text:p text:style-name="Text_20_body">CSRF Cross Site Request Forgery</text:p>
      <text:p text:style-name="Text_20_body">Scunthorpe problem</text:p>
      <text:p text:style-name="Text_20_body">mod_python is getting deprecated in favor of mod_wsgi</text:p>
      <text:p text:style-name="Text_20_body">admin customization</text:p>
      <text:p text:style-name="Text_20_body">fields a tuple of field names to display in this fieldset.</text:p>
      <text:p text:style-name="Text_20_body">localhost:8000/admin.doc</text:p>
      <text:p text:style-name="Text_20_body"><text:a xlink:type="simple" xlink:href="http://docs.djangoproject.com/en/1.2/ref/contrib/admin/admindocs/#documentationp-helpers">http://docs.djangoproject.com/en/1.2/ref/contrib/admin/admindocs/#documentationp-helpers</text:a></text:p>
      <text:p text:style-name="Text_20_body">{% url %}</text:p>
      <text:p text:style-name="Text_20_body">Filters {{ first_name|lower}} <text:s/>{{ description|escape|linebreaks }}</text:p>
      <text:p text:style-name="Text_20_body">Template inheritance</text:p>
      <text:h text:style-name="Heading_20_3" text:outline-level="3">URLs</text:h>
      <text:p text:style-name="Text_20_body">URL template tag. <text:s/>{% url polls.views.index %} or use a logical name from the urlpatterns in urls.py. <text:s/>Use the url function</text:p>
      <text:h text:style-name="Heading_20_3" text:outline-level="3"><text:soft-page-break/>queries</text:h>
      <text:p text:style-name="Text_20_body"><text:a xlink:type="simple" xlink:href="http://docs.djangoproject.com/en/1.2/topics/db/queries">Http://docs.djangoproject.com/en/1.2/topics/db/queries</text:a> </text:p>
      <text:h text:style-name="Heading_20_3" text:outline-level="3">apps</text:h>
      <text:p text:style-name="Text_20_body"><text:a xlink:type="simple" xlink:href="http://Djangopackages.com/">Http://Djangopackages.com</text:a></text:p>
      <text:h text:style-name="Heading_20_3" text:outline-level="3">Forms</text:h>
      <text:p text:style-name="Text_20_body">Django has extensive form tools <text:a xlink:type="simple" xlink:href="http://docs.djangoproject.com/en/1.2/topics/forms">http://docs.djangoproject.com/en/1.2/topics/forms</text:a> </text:p>
      <text:p text:style-name="Text_20_body">forms from models</text:p>
      <text:p text:style-name="Text_20_body">Look at slide 128</text:p>
      <text:p text:style-name="Text_20_body">formsets</text:p>
      <text:h text:style-name="Heading_20_3" text:outline-level="3">Middleware</text:h>
      <text:h text:style-name="Heading_20_3" text:outline-level="3">Deployment</text:h>
      <text:p text:style-name="Text_20_body"><text:a xlink:type="simple" xlink:href="http://www.djangosites.org/stats">Http://www.djangosites.org/stats</text:a></text:p>
      <text:p text:style-name="Text_20_body"><text:a xlink:type="simple" xlink:href="https://github.com/jacobian">https://github.com/jacobian</text:a></text:p>
      <text:h text:style-name="Heading_20_3" text:outline-level="3">Testing</text:h>
      <text:h text:style-name="Heading_20_3" text:outline-level="3">Debugging</text:h>
      <text:p text:style-name="Text_20_body"><text:a xlink:type="simple" xlink:href="http://simonwillison.net/">Http://simonwillison.net</text:a></text:p>
      <text:p text:style-name="Text_20_body">import pdb; pdb.set_trace()</text:p>
      <text:p text:style-name="Text_20_body">DebugToolbarMiddleware</text:p>
      <text:p text:style-name="Text_20_body"/>
      <text:h text:style-name="Heading_20_1" text:outline-level="1">Sunday March 6<text:span text:style-name="T1">th</text:span></text:h>
      <text:p text:style-name="Text_20_body">The python debugger working on the book_list:</text:p>
      <text:p text:style-name="P3">(Pdb) print book_list </text:p>
      <text:p text:style-name="P3">[&lt;Book: I was a teenaged werewolf&gt;, &lt;Book: Kite flying for fun and profit&gt;, &lt;Book: Strings and Knots&gt;, &lt;Book: Murder at the UW extension&gt;, &lt;Book: Fear and Loathing in Claremont&gt;] </text:p>
      <text:p text:style-name="P3">(Pdb) print book_list[1] </text:p>
      <text:p text:style-name="P3">Kite flying for fun and profit </text:p>
      <text:p text:style-name="P3">(Pdb) type ( <text:s/>book_list[1] ) </text:p>
      <text:p text:style-name="P3">&lt;class 'bookdb.models.Book'&gt; </text:p>
      <text:p text:style-name="P3"><text:soft-page-break/>(Pdb) print book_list[1].title </text:p>
      <text:p text:style-name="P3">Kite flying for fun and profit </text:p>
      <text:p text:style-name="P3">(Pdb) print book_list[1].author </text:p>
      <text:p text:style-name="P3">Fisher, Carrie </text:p>
      <text:p text:style-name="P3">(Pdb) print book_list[1].location </text:p>
      <text:p text:style-name="P3">BRD </text:p>
      <text:p text:style-name="P3">(Pdb) continue </text:p>
      <text:p text:style-name="P3"/>
      <text:p text:style-name="Text_20_body"/>
      <text:h text:style-name="Heading_20_1" text:outline-level="1">Tuesday March 8<text:span text:style-name="T1">th</text:span></text:h>
      <text:p text:style-name="Text_20_body"><text:a xlink:type="simple" xlink:href="http://staff.washington.edu/jon/python-course/course3.html">Http://staff.washington.edu/jon/python-course/course3.html</text:a></text:p>
      <text:p text:style-name="Text_20_body"><text:a xlink:type="simple" xlink:href="http://is.gd/uwipip_week8">http://is.gd/uwipip_week8</text:a></text:p>
      <text:p text:style-name="Text_20_body">Statically typed databases, dynamically typed languages</text:p>
      <text:p text:style-name="Text_20_body">Brian thinks postgresql is the best RDBS unless you have time to do a formal survey. <text:s/>Everything you read about doesn't apply to small or medium size problems.</text:p>
      <text:p text:style-name="Text_20_body">Relational Dbs and everything else.</text:p>
      <text:p text:style-name="Text_20_body">ACID Atomicity consistency isolation durability. <text:s/>This is only about transactions. <text:s/>If you aren't doing transactions then ACID doesn't matter.</text:p>
      <text:p text:style-name="Text_20_body">ACID systems don't scale to very large systems.</text:p>
      <text:p text:style-name="Text_20_body">Lookup Mongo db web scale video</text:p>
      <text:p text:style-name="Text_20_body">CAP theorem distributed system Consistency availability partition tolerance. <text:s/>Pick any two.</text:p>
      <text:p text:style-name="Text_20_body"><text:a xlink:type="simple" xlink:href="http://www.julianbrowne.com/article/viewer/brewers-">http://www.julianbrowne.com/article/viewer/brewers-</text:a>­‐cap-­‐theorem </text:p>
      <text:p text:style-name="Text_20_body"><text:a xlink:type="simple" xlink:href="http://www.cs.berkeley.edu/~brewer/cs262b-">http://www.cs.berkeley.edu/~brewer/cs262b-</text:a>­‐2004/PODC-­‐keynote.pdf <text:s text:c="2"/></text:p>
      <text:p text:style-name="Text_20_body"><text:a xlink:type="simple" xlink:href="http://blog.nahurst.com/visual-">http://blog.nahurst.com/visual-</text:a>­‐guide-­‐to-­‐nosql-­‐systems </text:p>
      <text:p text:style-name="Text_20_body">These are unavoidable tradeoffs. <text:s/>All of them are useful in some situations.</text:p>
      <text:p text:style-name="Text_20_body">O'Reilly <text:s/><text:span text:style-name="T4">Database in Depth: relational theory for practitioners</text:span> by C.J. Date</text:p>
      <text:p text:style-name="Text_20_body"><text:a xlink:type="simple" xlink:href="http://www.python.org/dev/peps/pep-">http://www.python.org/dev/peps/pep-</text:a>­‐0249/ dbapi2 <text:s/>python database interface</text:p>
      <text:p text:style-name="Text_20_body">ORMs object relational mapper. <text:s/>An alternative DB system to RDBMs.</text:p>
      <text:p text:style-name="Text_20_body"><text:a xlink:type="simple" xlink:href="http://www.sqlalchemy.org/">http://www.sqlalchemy.org/</text:a> </text:p>
      <text:h text:style-name="Heading_20_2" text:outline-level="2">Amazon Web Services AWS and Google App Engine</text:h>
      <text:p text:style-name="Text_20_body">Boto is the pythonic interface to AWS. <text:s/>S3 or EC2</text:p>
      <text:p text:style-name="Text_20_body">What is the right “level” of abstraction?</text:p>
      <text:p text:style-name="Text_20_body">Google App Engine</text:p>
      <text:p text:style-name="Text_20_body"><text:soft-page-break/>Machines and things aren't important, your web code is important. <text:s/>Give us your python code, and we'll do the rest. <text:s/>Easy to use NoSQL data store. <text:s/>Strongly consistent. <text:s/>Good for Read mostly application.</text:p>
      <text:p text:style-name="Text_20_body">dev_appserver.py is a local development machine for google apps</text:p>
      <text:p text:style-name="Text_20_body">Walker's paradise</text:p>
      <text:p text:style-name="Text_20_body">AWS is used by pixar</text:p>
      <text:h text:style-name="Heading_20_2" text:outline-level="2">Lightning talks</text:h>
      <text:p text:style-name="Text_20_body">Polldaddy's API</text:p>
      <text:p text:style-name="Text_20_body">mediawiki API <text:s/>pywikipediaibot. <text:s/>Look up YAML <text:s/><text:a xlink:type="simple" xlink:href="http://meta.wikimediaorg/wiki/Using_the_python_wikipediabot"><text:span text:style-name="T5">http://meta.wikimedia.org/wiki/Using_the_python_wikipediabot</text:span></text:a><text:span text:style-name="T5"> ask Toshi about the URL</text:span> <text:a xlink:type="simple" xlink:href="http://www.mediawiki.org/wiki/API:Main_page">http://www.mediawiki.org/wiki/API:Main_page</text:a></text:p>
      <text:p text:style-name="Text_20_body">Team Cowboy API</text:p>
      <text:h text:style-name="Heading_20_2" text:outline-level="2">More</text:h>
      <text:p text:style-name="Text_20_body">Turn in the homework here: <text:a xlink:type="simple" xlink:href="http://is.gd/uwipip_week9">http://is.gd/uwipip_week9</text:a> </text:p>
      <text:p text:style-name="Text_20_body">chicken.pdf</text:p>
      <text:p text:style-name="Text_20_body">shard a relational database. <text:s/>You give up something that makes a RDBMS easy.</text:p>
      <text:p text:style-name="Text_20_body"><text:a xlink:type="simple" xlink:href="http://en.wikipedia.org/wiki/Dbm">Http://en.wikipedia.org/wiki/Dbm</text:a></text:p>
      <text:p text:style-name="Text_20_body">Hdoop is a job system Hbase is the data store</text:p>
      <text:p text:style-name="Text_20_body"><text:a xlink:type="simple" xlink:href="http://stackoverflow.com/questions/1189911/non-relational-database-design">http://stackoverflow.com/questions/1189911/non-relational-database-design</text:a></text:p>
      <text:h text:style-name="Heading_20_1" text:outline-level="1">March 15<text:span text:style-name="T1">th</text:span> 2011</text:h>
      <text:h text:style-name="Heading_20_2" text:outline-level="2">Installing the google application engine on my laptop</text:h>
      <text:p text:style-name="Text_20_body"/>
      <text:h text:style-name="Heading_20_3" text:outline-level="3">Installing python 2.5.5 on the laptop</text:h>
      <text:p text:style-name="Text_20_body"><text:a xlink:type="simple" xlink:href="http://www.python.org/download/releases/2.5.5/">http://www.python.org/download/releases/2.5.5/</text:a> </text:p>
      <text:p text:style-name="Standard"/>
      <text:section text:style-name="Sect1" text:name="download-the-release">
        <text:section text:style-name="Sect1" text:name="source-code">
          <text:p text:style-name="P4">Unpack the archive with <text:span text:style-name="Teletype">tar -zxvf Python-2.5.5.tgz</text:span> (or <text:span text:style-name="Teletype">bzcat Python-2.5.5.tar.bz2 | tar -xf -</text:span>). Change to the Python-2.5.5 directory and run the "./configure", "make", "make install" commands to compile and install Python. The source archive is also suitable for Windows users who feel the need to build their own version.</text:p>
        </text:section>
      </text:section>
      <text:section text:style-name="Sect1" text:name="what-s-new">
        <text:p text:style-name="P5"><text:line-break/></text:p>
      </text:section>
      <text:p text:style-name="Text_20_body"/>
      <text:h text:style-name="Heading_20_2" text:outline-level="2"><text:soft-page-break/>Class</text:h>
      <text:p text:style-name="Text_20_body">What is the cloud? <text:s/>A VM and an API</text:p>
      <text:p text:style-name="Text_20_body"><text:a xlink:type="simple" xlink:href="http://en.wikipedia.org/wiki/Google_App_Engine">http://en.wikipedia.org/wiki/Google_App_Engine</text:a> </text:p>
      <text:p text:style-name="Text_20_body">xmpp two way chat protocol.</text:p>
      <text:p text:style-name="Text_20_body"><text:a xlink:type="simple" xlink:href="http://code.google.com/appengine/tools_tips.html">http://code.google.com/appengine/tools_tips.html</text:a> 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, Verdana, Geneva, 'Bitstream Vera Sans', Helvetica, sans-serif"/>
    <style:font-face style:name="Monaco" svg:font-family="Monaco, 'Courier New', 'DejaVu Sans Mono', 'Bitstream Vera Sans Mono', monospace"/>
    <style:font-face style:name="Courier 10 Pitch" svg:font-family="'Courier 10 Pitch'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Teletype" style:family="text">
      <style:text-properties style:font-name="DejaVu Sans Mono" style:font-name-asian="DejaVu Sans1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ff Silverman</meta:initial-creator>
    <meta:creation-date>2011-01-11T18:00:54</meta:creation-date>
    <meta:generator>OpenOffice.org/3.2$Linux OpenOffice.org_project/320m12$Build-9483</meta:generator>
    <dc:date>2011-03-15T20:19:09</dc:date>
    <dc:creator>Jeff Silverman</dc:creator>
    <meta:editing-duration>PT340H50M50S</meta:editing-duration>
    <meta:editing-cycles>86</meta:editing-cycles>
    <meta:document-statistic meta:table-count="0" meta:image-count="0" meta:object-count="0" meta:page-count="11" meta:paragraph-count="282" meta:word-count="1376" meta:character-count="11509"/>
  </office:meta>
</office:document-meta>
</file>